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ffb70" officeooo:paragraph-rsid="000ffb70" style:font-size-asian="10.5pt" style:font-size-complex="10.5pt"/>
    </style:style>
    <style:style style:name="P2" style:family="paragraph" style:parent-style-name="Standard">
      <style:text-properties fo:font-size="10.5pt" officeooo:rsid="0010ccc4" officeooo:paragraph-rsid="0010ccc4" style:font-size-asian="10.5pt" style:font-size-complex="10.5pt"/>
    </style:style>
    <style:style style:name="P3" style:family="paragraph" style:parent-style-name="Standard">
      <style:text-properties fo:font-size="10.5pt" officeooo:rsid="0029af84" officeooo:paragraph-rsid="0029af84" style:font-size-asian="10.5pt" style:font-size-complex="10.5pt"/>
    </style:style>
    <style:style style:name="P4" style:family="paragraph" style:parent-style-name="Standard">
      <style:text-properties fo:font-size="10.5pt" fo:font-weight="bold" officeooo:rsid="0010ccc4" officeooo:paragraph-rsid="0010ccc4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officeooo:rsid="0010ccc4" officeooo:paragraph-rsid="0010ccc4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bold" officeooo:rsid="000ffb70" officeooo:paragraph-rsid="000ffb70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800000" fo:font-size="10.5pt" officeooo:rsid="000ffb70" officeooo:paragraph-rsid="000ffb70" style:font-size-asian="10.5pt" style:font-size-complex="10.5pt"/>
    </style:style>
    <style:style style:name="P8" style:family="paragraph" style:parent-style-name="Standard">
      <style:text-properties fo:color="#800000" fo:font-size="10.5pt" officeooo:rsid="0010ccc4" officeooo:paragraph-rsid="004fef74" style:font-size-asian="10.5pt" style:font-size-complex="10.5pt"/>
    </style:style>
    <style:style style:name="T1" style:family="text">
      <style:text-properties officeooo:rsid="001650e8"/>
    </style:style>
    <style:style style:name="T2" style:family="text">
      <style:text-properties fo:color="#800000"/>
    </style:style>
    <style:style style:name="T3" style:family="text">
      <style:text-properties fo:color="#800000" officeooo:rsid="001650e8"/>
    </style:style>
    <style:style style:name="T4" style:family="text">
      <style:text-properties fo:color="#800000" officeooo:rsid="0024f691"/>
    </style:style>
    <style:style style:name="T5" style:family="text">
      <style:text-properties fo:color="#800000" officeooo:rsid="00298077"/>
    </style:style>
    <style:style style:name="T6" style:family="text">
      <style:text-properties fo:color="#800000" officeooo:rsid="004145fc"/>
    </style:style>
    <style:style style:name="T7" style:family="text">
      <style:text-properties fo:color="#800000" officeooo:rsid="00488647"/>
    </style:style>
    <style:style style:name="T8" style:family="text">
      <style:text-properties officeooo:rsid="001ecc48"/>
    </style:style>
    <style:style style:name="T9" style:family="text">
      <style:text-properties officeooo:rsid="0021d3aa"/>
    </style:style>
    <style:style style:name="T10" style:family="text">
      <style:text-properties officeooo:rsid="0030379d"/>
    </style:style>
    <style:style style:name="T11" style:family="text">
      <style:text-properties officeooo:rsid="0035e13f"/>
    </style:style>
    <style:style style:name="T12" style:family="text">
      <style:text-properties officeooo:rsid="0038c890"/>
    </style:style>
    <style:style style:name="T13" style:family="text">
      <style:text-properties officeooo:rsid="00537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VIEW <text:span text:style-name="T13">del progetto di Andrea Nardelli 171723</text:span></text:p>
      <text:p text:style-name="P5"/>
      <text:p text:style-name="P6">In index.js:</text:p>
      <text:p text:style-name="P1"/>
      <text:p text:style-name="P1">app.post('/conferma-ordine', function (request, response) {</text:p>
      <text:p text:style-name="P1"><text:s text:c="4"/>var pasti = [];</text:p>
      <text:p text:style-name="P1"><text:s text:c="4"/>var calorie = 0;</text:p>
      <text:p text:style-name="P1"><text:s text:c="4"/>for (var i = 0; i &lt; request.body.pasti.length; i++) {</text:p>
      <text:p text:style-name="P1"><text:s text:c="8"/>var pasto = model.get_pasto(request.body.pasti[i]);</text:p>
      <text:p text:style-name="P1"><text:s text:c="8"/>calorie += pasto['KCal'];</text:p>
      <text:p text:style-name="P1"><text:s text:c="8"/>pasti.push(pasto);</text:p>
      <text:p text:style-name="P1"><text:s text:c="4"/>}</text:p>
      <text:p text:style-name="P1"><text:s text:c="4"/>request.session.data = pasti;</text:p>
      <text:p text:style-name="P1"><text:s text:c="4"/>request.session.tot = calorie;</text:p>
      <text:p text:style-name="P1"><text:s text:c="4"/>response.redirect('/riepilogo');</text:p>
      <text:p text:style-name="P1">});</text:p>
      <text:p text:style-name="P1"/>
      <text:p text:style-name="P1">app.use('/riepilogo', function (request, response) {</text:p>
      <text:p text:style-name="P1"><text:s text:c="4"/>response.render('riepilogo', {"pasti": request.session.data, "totale": request.session.tot});</text:p>
      <text:p text:style-name="P1">});</text:p>
      <text:p text:style-name="P7">//<text:span text:style-name="T8">Le due richieste al server potrebbero essere mergiate visto che una chiama l’altra</text:span></text:p>
      <text:p text:style-name="P7">//”<text:span text:style-name="T9">Overkill” dell’uso della session</text:span></text:p>
      <text:p text:style-name="P1">------------------------------------------------------------------------------------------------------------------------</text:p>
      <text:p text:style-name="P1"/>
      <text:p text:style-name="P6">In model.js:</text:p>
      <text:p text:style-name="P1"/>
      <text:p text:style-name="P1">exports.get_pasto = function (id) {<text:tab/><text:span text:style-name="T2">//</text:span><text:span text:style-name="T3">errore concettuale di naming: non è pasto ma pietanza</text:span></text:p>
      <text:p text:style-name="P1"><text:s text:c="4"/>var el = undefined;</text:p>
      <text:p text:style-name="P1"><text:s text:c="4"/>Object.keys(pasti).find(function (key) {</text:p>
      <text:p text:style-name="P1"><text:s text:c="8"/>return pasti[key].find(function (element) {</text:p>
      <text:p text:style-name="P1"><text:s text:c="12"/>el = element['id'] === id ? element : undefined;</text:p>
      <text:p text:style-name="P1"><text:s text:c="12"/>return element['id'] === id;</text:p>
      <text:p text:style-name="P1"><text:s text:c="8"/>});</text:p>
      <text:p text:style-name="P1"><text:s text:c="4"/>});</text:p>
      <text:p text:style-name="P1"><text:s text:c="4"/>return el;</text:p>
      <text:p text:style-name="P1">};</text:p>
      <text:p text:style-name="P1">------------------------------------------------------------------------------------------------------------------------</text:p>
      <text:p text:style-name="P4">In menu.html:</text:p>
      <text:p text:style-name="P2"/>
      <text:p text:style-name="P2"><text:s text:c="12"/>&lt;h3&gt;Primi Piatti&lt;/h3&gt;</text:p>
      <text:p text:style-name="P2"><text:s text:c="12"/>{{#primi}}</text:p>
      <text:p text:style-name="P2"><text:s text:c="12"/>&lt;div class="row panel panel-default{{#pdg}} pdg{{/pdg}}"&gt;</text:p>
      <text:p text:style-name="P2"><text:s text:c="16"/>&lt;div class="col-sm-4"&gt;&lt;img class="pasto-thumbnail" src="/static/img/{{ id }}.jpg"&gt;&lt;/div&gt;</text:p>
      <text:p text:style-name="P2"><text:tab/><text:tab/><text:tab/><text:tab/><text:tab/><text:span text:style-name="T2">//</text:span><text:span text:style-name="T4">manca l’alt</text:span></text:p>
      <text:p text:style-name="P2"><text:s text:c="16"/>&lt;div class="col-sm-7"&gt;</text:p>
      <text:p text:style-name="P2"><text:s text:c="20"/>&lt;h3&gt;</text:p>
      <text:p text:style-name="P2"><text:s text:c="24"/>&lt;b&gt;&lt;a href="/pasto?id={{id}}"&gt;{{nome}}&lt;/a&gt;&lt;/b&gt;</text:p>
      <text:p text:style-name="P2"><text:s text:c="24"/>{{#pdg}}<text:tab/><text:tab/><text:tab/><text:tab/><text:tab/><text:tab/><text:tab/><text:span text:style-name="T2">//”</text:span><text:span text:style-name="T4">pdg” non è subito intuitivo</text:span></text:p>
      <text:p text:style-name="P2"><text:s text:c="24"/>&lt;small class="text-muted"&gt;Pietanza del giorno&lt;/small&gt;</text:p>
      <text:p text:style-name="P2"><text:s text:c="24"/>{{/pdg}}</text:p>
      <text:p text:style-name="P2"><text:s text:c="20"/>&lt;/h3&gt;</text:p>
      <text:p text:style-name="P2"><text:s text:c="20"/>&lt;h4&gt;</text:p>
      <text:p text:style-name="P2"><text:s text:c="24"/>&lt;b&gt;Calorie:&lt;/b&gt; {{KCal}}</text:p>
      <text:p text:style-name="P2"><text:s text:c="24"/>{{#vegetarian}}</text:p>
      <text:p text:style-name="P2"><text:s text:c="24"/>&lt;small class="text-muted"&gt;Pietanza vegetariana&lt;/small&gt;</text:p>
      <text:p text:style-name="P2"><text:s text:c="24"/>{{/vegetarian}}</text:p>
      <text:p text:style-name="P2"><text:s text:c="20"/>&lt;/h4&gt;</text:p>
      <text:p text:style-name="P2"><text:s text:c="20"/>&lt;p&gt;{{info}}&lt;/p&gt;</text:p>
      <text:p text:style-name="P2"><text:s text:c="16"/>&lt;/div&gt;</text:p>
      <text:p text:style-name="P2"><text:s text:c="16"/>&lt;div class="col-sm-1"&gt;</text:p>
      <text:p text:style-name="P2"><text:soft-page-break/><text:s text:c="20"/>&lt;<text:span text:style-name="T1">h1</text:span> id="{{ id }}" class="glyphicon thumb primo glyphicon-ok" aria-hidden="true"&gt;&lt;/<text:span text:style-name="T1">h1</text:span>&gt;</text:p>
      <text:p text:style-name="P2"><text:s text:c="16"/>&lt;/div&gt;</text:p>
      <text:p text:style-name="P2"><text:s text:c="12"/>&lt;/div&gt;</text:p>
      <text:p text:style-name="P2"><text:s text:c="12"/>{{/primi}}</text:p>
      <text:p text:style-name="P8">//<text:span text:style-name="T12">Tag h# usati per dimensionare gli elementi.</text:span></text:p>
      <text:p text:style-name="P2">--------------------------------------------------------------------------------------------------------------------------------------</text:p>
      <text:p text:style-name="P2"/>
      <text:p text:style-name="P3">CONSIDERAZIONI FINALI:</text:p>
      <text:p text:style-name="P3"><text:tab/>-MVC è stato rispettato,</text:p>
      <text:p text:style-name="P3"><text:tab/>-Commenti non molto presenti ma il codice risulta <text:span text:style-name="T10">abbastanza</text:span> intuitivo,</text:p>
      <text:p text:style-name="P3"><text:tab/>-<text:span text:style-name="T11">Naming al 90%,</text:span></text:p>
      <text:p text:style-name="P3"><text:tab/>-<text:span text:style-name="T12">Mancanza delle immagini nel proget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0:07:34.075342384</meta:creation-date>
    <dc:date>2016-12-14T11:13:54.380647944</dc:date>
    <meta:editing-duration>PT1H6M11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2" meta:paragraph-count="65" meta:word-count="216" meta:character-count="2769" meta:non-whitespace-character-count="2039"/>
  </office:meta>
</office:document-meta>
</file>